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24pt" style:font-size-asian="24pt" style:font-size-complex="24pt"/>
    </style:style>
    <style:style style:name="P3" style:family="paragraph" style:parent-style-name="Standard">
      <style:paragraph-properties fo:text-align="center" style:justify-single-word="false"/>
      <style:text-properties style:font-name="Calibri" fo:font-size="24pt" style:font-size-asian="24pt" style:font-size-complex="24pt"/>
    </style:style>
    <style:style style:name="P4" style:family="paragraph" style:parent-style-name="Standard">
      <style:text-properties style:font-name="Calibri" fo:font-size="18pt" style:font-size-asian="18pt" style:font-size-complex="18pt"/>
    </style:style>
    <style:style style:name="P5" style:family="paragraph" style:parent-style-name="Standard">
      <style:text-properties style:font-name="Calibri"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P3 Computação Musical</text:p>
      <text:p text:style-name="P3"/>
      <text:p text:style-name="P4">Cesar Cano de Oliveira NUSP: 8536169</text:p>
      <text:p text:style-name="P4">Fabio Muller NUSP: <text:s/>8536127</text:p>
      <text:p text:style-name="P4"/>
      <text:p text:style-name="P3"><text:bookmark text:name="user-content-referências"/>Referências</text:p>
      <text:p text:style-name="P3"/>
      <text:p text:style-name="P2">Leitor de arquivos MIDI</text:p>
      <text:p text:style-name="P5">Gostaríamos de tentar, futuramente, fazer com que toquem todas as tracks dos MIDIS, cada uma em uma instância do sintetizador para podermos tocar MIDIS mais complexos de forma fiel, já que na implementação atual o fato de só tocar um canal é bem frustrante.</text:p>
      <text:p text:style-name="P1">http://paca.ime.usp.br/mod/resource/view.php?id=36257 </text:p>
      <text:p text:style-name="P1"/>
      <text:p text:style-name="P2">Entrada MIDI</text:p>
      <text:p text:style-name="P5">Foi escolhido para podermos testar com o teclado VMPK tanto no Windows quanto no Mac, usando as instruções para cabos virtuais dadas no enunciado e em tutorias da internet.</text:p>
      <text:p text:style-name="P1">2.control.examples/ 17.PART3.midi </text:p>
      <text:p text:style-name="P1"/>
      <text:p text:style-name="P2">Gerador de VCO</text:p>
      <text:p text:style-name="P1"><text:a xlink:type="simple" xlink:href="http://drymonitis.me/wp-content/uploads/2016/02/making_VCOs_in_pure_data.pdf" text:style-name="Internet_20_link" text:visited-style-name="Visited_20_Internet_20_Link">http://drymonitis.me/wp-content/uploads/2016/02/making_VCOs_in_pure_data.pdf</text:a></text:p>
      <text:p text:style-name="P1"><text:a xlink:type="simple" xlink:href="http://write.flossmanuals.net/pure-data/generating-waveforms/" text:style-name="Internet_20_link" text:visited-style-name="Visited_20_Internet_20_Link">http://write.flossmanuals.net/pure-data/generating-waveforms/</text:a></text:p>
      <text:p text:style-name="P1"><text:a xlink:type="simple" xlink:href="https://forum.pdpatchrepo.info/topic/5985/trying-to-find-a-way-to-create-waveforms-with-sinesum#5" text:style-name="Internet_20_link" text:visited-style-name="Visited_20_Internet_20_Link">https://forum.pdpatchrepo.info/topic/5985/trying-to-find-a-way-to-create-waveforms-with-sinesum#5</text:a></text:p>
      <text:p text:style-name="P1"/>
      <text:p text:style-name="P2">Karplus Strong</text:p>
      <text:p text:style-name="P5">Um dos algoritmos mais divertidos e dos que soam mais legais, então acabamos escolhendo ele</text:p>
      <text:p text:style-name="P1"><text:a xlink:type="simple" xlink:href="http://pd-tutorial.com/english/ch03s04.html" text:style-name="Internet_20_link" text:visited-style-name="Visited_20_Internet_20_Link">http://pd-tutorial.com/english/ch03s04.html</text:a></text:p>
      <text:p text:style-name="P1"/>
      <text:p text:style-name="P2">Síntese FM</text:p>
      <text:p text:style-name="P1"><text:a xlink:type="simple" xlink:href="http://write.flossmanuals.net/pure-data/frequency-modulation/" text:style-name="Internet_20_link" text:visited-style-name="Visited_20_Internet_20_Link">http://write.flossmanuals.net/pure-data/frequency-modulation/</text:a></text:p>
      <text:p text:style-name="P1"/>
      <text:p text:style-name="P2">ADSR e Trechos lineares aleatórios</text:p>
      <text:p text:style-name="P5">Infelizmente não conseguimos implementar a parte que plotava os gráficos dos envelopes.</text:p>
      <text:p text:style-name="P1"><text:a xlink:type="simple" xlink:href="https://www.youtube.com/watch?v=49a-IcuDlJE" text:style-name="Internet_20_link" text:visited-style-name="Visited_20_Internet_20_Link">https://www.youtube.com/watch?v=49a-IcuDlJE</text:a></text:p>
      <text:p text:style-name="P1"><text:soft-page-break/></text:p>
      <text:p text:style-name="P2">FIR</text:p>
      <text:p text:style-name="P1">iemlib/FIR~ help (PD)</text:p>
      <text:p text:style-name="P1"/>
      <text:p text:style-name="P2">Wah-Wah/Auto-Wah/Dynamic Wah</text:p>
      <text:p text:style-name="P1"><text:a xlink:type="simple" xlink:href="https://guitarextended.wordpress.com/2012/01/07/wha-wha-auto-with-pure-data/" text:style-name="Internet_20_link" text:visited-style-name="Visited_20_Internet_20_Link">https://guitarextended.wordpress.com/2012/01/07/wha-wha-auto-with-pure-data/</text:a></text:p>
      <text:p text:style-name="P1"/>
      <text:p text:style-name="P2">Phaser</text:p>
      <text:p text:style-name="P1"><text:a xlink:type="simple" xlink:href="https://guitarextended.wordpress.com/2011/12/28/phaserchorus-effect-with-pure-data/" text:style-name="Internet_20_link" text:visited-style-name="Visited_20_Internet_20_Link">https://guitarextended.wordpress.com/2011/12/28/phaserchorus-effect-with-pure-data/</text:a></text:p>
      <text:p text:style-name="P1"/>
      <text:p text:style-name="P2">Reverb</text:p>
      <text:p text:style-name="P1">freeverb~ help (P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8T14:20:15.99</meta:creation-date>
    <dc:date>2017-07-08T14:57:48.95</dc:date>
    <meta:editing-duration>PT37M32S</meta:editing-duration>
    <meta:editing-cycles>3</meta:editing-cycles>
    <meta:generator>OpenOffice/4.1.3$Win32 OpenOffice.org_project/413m1$Build-9783</meta:generator>
    <meta:document-statistic meta:table-count="0" meta:image-count="0" meta:object-count="0" meta:page-count="2" meta:paragraph-count="30" meta:word-count="154" meta:character-count="1521"/>
  </office:meta>
</office:document-meta>
</file>